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2e15" officeooo:paragraph-rsid="00032e15"/>
    </style:style>
    <style:style style:name="P2" style:family="paragraph" style:parent-style-name="Standard">
      <style:text-properties officeooo:rsid="00032e15" officeooo:paragraph-rsid="0006519b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32e15" officeooo:paragraph-rsid="00032e15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text-properties officeooo:rsid="00032e15" officeooo:paragraph-rsid="00032e15"/>
    </style:style>
    <style:style style:name="P5" style:family="paragraph" style:parent-style-name="Standard" style:list-style-name="L2">
      <style:text-properties officeooo:rsid="00032e15" officeooo:paragraph-rsid="00032e15"/>
    </style:style>
    <style:style style:name="P6" style:family="paragraph" style:parent-style-name="Standard" style:list-style-name="L3">
      <style:text-properties officeooo:rsid="00032e15" officeooo:paragraph-rsid="0006519b"/>
    </style:style>
    <style:style style:name="P7" style:family="paragraph" style:parent-style-name="Standard" style:list-style-name="L3">
      <style:text-properties officeooo:rsid="00032e15" officeooo:paragraph-rsid="00032e15"/>
    </style:style>
    <style:style style:name="P8" style:family="paragraph" style:parent-style-name="Standard" style:list-style-name="L3">
      <style:text-properties officeooo:rsid="00032e15" officeooo:paragraph-rsid="000aa8c3"/>
    </style:style>
    <style:style style:name="P9" style:family="paragraph" style:parent-style-name="Standard">
      <style:text-properties officeooo:rsid="00032e15" officeooo:paragraph-rsid="0006519b"/>
    </style:style>
    <style:style style:name="P10" style:family="paragraph" style:parent-style-name="Standard">
      <style:text-properties officeooo:rsid="00032e15" officeooo:paragraph-rsid="000aa8c3"/>
    </style:style>
    <style:style style:name="T1" style:family="text">
      <style:text-properties officeooo:rsid="0006519b"/>
    </style:style>
    <style:style style:name="T2" style:family="text">
      <style:text-properties officeooo:rsid="000aa8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ek One</text:p>
      <text:p text:style-name="P1"/>
      <text:p text:style-name="P1"><text:span text:style-name="T2">Monday</text:span>: </text:p>
      <text:list xml:id="list4799329955328991909" text:style-name="L1">
        <text:list-item>
          <text:p text:style-name="P4">Issue computers</text:p>
        </text:list-item>
      </text:list>
      <text:list xml:id="list980716931382474319" text:style-name="L2">
        <text:list-item>
          <text:p text:style-name="P5">Introductions</text:p>
        </text:list-item>
        <text:list-item>
          <text:p text:style-name="P5">Pair coding assignments</text:p>
        </text:list-item>
        <text:list-item>
          <text:p text:style-name="P5">Expectations</text:p>
        </text:list-item>
        <text:list-item>
          <text:p text:style-name="P5">Short Video</text:p>
        </text:list-item>
        <text:list-item>
          <text:p text:style-name="P5">Exercise Ex1_1 (git repositories)</text:p>
        </text:list-item>
        <text:list-item>
          <text:p text:style-name="P5"><text:span text:style-name="T1">Exercise Ex1_2</text:span> <text:span text:style-name="T1">(C Pitfall Questions)</text:span></text:p>
        </text:list-item>
        <text:list-item>
          <text:p text:style-name="P5">Homework: Ex1_<text:span text:style-name="T1">3</text:span> (writing assignment)</text:p>
        </text:list-item>
      </text:list>
      <text:p text:style-name="P1"/>
      <text:p text:style-name="P2"><text:span text:style-name="T2">Tu</text:span>esday:</text:p>
      <text:list xml:id="list4821677885587716490" text:style-name="L3">
        <text:list-item>
          <text:p text:style-name="P6">Basic Introduction to C</text:p>
        </text:list-item>
        <text:list-item>
          <text:p text:style-name="P6">Review <text:span text:style-name="T1">Exercise Ex1_2</text:span> <text:span text:style-name="T1">(C Pitfall Questions)</text:span></text:p>
        </text:list-item>
        <text:list-item>
          <text:p text:style-name="P6">Scavenger Hunt</text:p>
        </text:list-item>
        <text:list-item>
          <text:p text:style-name="P6">Review/Discussion</text:p>
          <text:p text:style-name="P6"/>
        </text:list-item>
      </text:list>
      <text:p text:style-name="P1"><text:span text:style-name="T2">Wedne</text:span>sday:</text:p>
      <text:list xml:id="list235839143308037" text:continue-numbering="true" text:style-name="L3">
        <text:list-item>
          <text:p text:style-name="P7">Scavenger Hunt</text:p>
        </text:list-item>
        <text:list-item>
          <text:p text:style-name="P6">Review/Discussion</text:p>
        </text:list-item>
      </text:list>
      <text:p text:style-name="P1"/>
      <text:p text:style-name="P1"><text:span text:style-name="T2">Thursday</text:span>:</text:p>
      <text:list xml:id="list235839021720137" text:continue-numbering="true" text:style-name="L3">
        <text:list-item>
          <text:p text:style-name="P6"><text:span text:style-name="T1">H</text:span>ardware exercises</text:p>
        </text:list-item>
        <text:list-item>
          <text:p text:style-name="P6">Review/Discussion</text:p>
        </text:list-item>
      </text:list>
      <text:p text:style-name="P2"/>
      <text:p text:style-name="P10"><text:span text:style-name="T2">Friday</text:span>:</text:p>
      <text:list xml:id="list235838655150911" text:continue-numbering="true" text:style-name="L3">
        <text:list-item>
          <text:p text:style-name="P8"><text:span text:style-name="T1">H</text:span>ardware exercises</text:p>
        </text:list-item>
        <text:list-item>
          <text:p text:style-name="P8">Review/Discus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2:52:12.123339196</meta:creation-date>
    <dc:date>2017-01-22T23:58:38.037245911</dc:date>
    <meta:editing-duration>PT3H11M31S</meta:editing-duration>
    <meta:editing-cycles>4</meta:editing-cycles>
    <meta:generator>LibreOffice/5.2.4.2.1$Linux_X86_64 LibreOffice_project/20$Build-2</meta:generator>
    <meta:document-statistic meta:table-count="0" meta:image-count="0" meta:object-count="0" meta:page-count="1" meta:paragraph-count="25" meta:word-count="70" meta:character-count="446" meta:non-whitespace-character-count="418"/>
  </office:meta>
</office:document-meta>
</file>